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ss cam debacle</text:p>
      <text:p text:style-name="P1"/>
      <text:p text:style-name="P1">21 July 2025</text:p>
      <text:p text:style-name="P1"/>
      <text:p text:style-name="P1">Most people seem to have absolutely no sympathy or feeling for the couple caught on cam.....certainly in the old testament of the Holy books......adultery is is punishable by death!!! Christ Himself had a even dimmer view of it.....eg looking upon a woman to even lust after her is akin to adultery of the heart. And therefore worthy of death. </text:p>
      <text:p text:style-name="P1">But this Coldplay cam debacle is real live adultery. Apparently or allegedly both parties were married with kids. Both parties have now appa<text:tab/>rently lost their job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21T16:08:41.19</meta:creation-date>
    <dc:date>2025-07-21T16:35:05.54</dc:date>
    <meta:editing-duration>PT26M26S</meta:editing-duration>
    <meta:editing-cycles>2</meta:editing-cycles>
    <meta:generator>OpenOffice/4.1.15$Win32 OpenOffice.org_project/4115m2$Build-9813</meta:generator>
    <meta:document-statistic meta:table-count="0" meta:image-count="0" meta:object-count="0" meta:page-count="1" meta:paragraph-count="4" meta:word-count="92" meta:character-count="537"/>
  </office:meta>
</office:document-meta>
</file>